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179.21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4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4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4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4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4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4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4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4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4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4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4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4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4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4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4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4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4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4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4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4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4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4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4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4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4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4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4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4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4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4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4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4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4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4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4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4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4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4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4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4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4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4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4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4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4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4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4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4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4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4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4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4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4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4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4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4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4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4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4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4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4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4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4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4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4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4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4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4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4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4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4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4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4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4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4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4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4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4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4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4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4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4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4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4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4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4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4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4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4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4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4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4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4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4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4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4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4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4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4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4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4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4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4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4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4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4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4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4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4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4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4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4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4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4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4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4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4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4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4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4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4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4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4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4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4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4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4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4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4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4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4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4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4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4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4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4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4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4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4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4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4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4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4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4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4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4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4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4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4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4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4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4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4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4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4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4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4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4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4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4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4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4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4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4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4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4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4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4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4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4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4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4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4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4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4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4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4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4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4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4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4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4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4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4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4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4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4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4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4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4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4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4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4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4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4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4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3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weeping_ed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sweeping_ed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2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sweeping_ed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3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durability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2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durability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durability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ilk_touch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arrow_knockba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arrow_knockbac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ultishot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me_1</text:p>
          </table:table-cell>
          <table:table-cell table:style-name="ce4" office:value-type="float" office:value="313.5" calcext:value-type="float">
            <text:p>313.50</text:p>
          </table:table-cell>
          <table:table-cell table:style-name="ce1" office:value-type="string" calcext:value-type="string">
            <text:p>arrow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quick_char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quick_char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quick_char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ck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4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protection_fir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fi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4" office:value-type="float" office:value="156.75" calcext:value-type="float">
            <text:p>156.75</text:p>
          </table:table-cell>
          <table:table-cell table:style-name="ce1" office:value-type="string" calcext:value-type="string">
            <text:p>loyalty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loyalty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fir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1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protection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4" office:value-type="float" office:value="314.25" calcext:value-type="float">
            <text:p>314.25</text:p>
          </table:table-cell>
          <table:table-cell table:style-name="ce1" office:value-type="string" calcext:value-type="string">
            <text:p>loyalty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frost_walk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4" office:value-type="float" office:value="309.75" calcext:value-type="float">
            <text:p>309.75</text:p>
          </table:table-cell>
          <table:table-cell table:style-name="ce1" office:value-type="string" calcext:value-type="string">
            <text:p>frost_walker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undea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undea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undea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undea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undea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channe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soul_spee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4" office:value-type="float" office:value="151.5" calcext:value-type="float">
            <text:p>151.50</text:p>
          </table:table-cell>
          <table:table-cell table:style-name="ce1" office:value-type="string" calcext:value-type="string">
            <text:p>soul_speed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4" office:value-type="float" office:value="303" calcext:value-type="float">
            <text:p>303.00</text:p>
          </table:table-cell>
          <table:table-cell table:style-name="ce1" office:value-type="string" calcext:value-type="string">
            <text:p>soul_speed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r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4" office:value-type="float" office:value="155.25" calcext:value-type="float">
            <text:p>155.25</text:p>
          </table:table-cell>
          <table:table-cell table:style-name="ce1" office:value-type="string" calcext:value-type="string">
            <text:p>knockbac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4" office:value-type="float" office:value="311.25" calcext:value-type="float">
            <text:p>311.25</text:p>
          </table:table-cell>
          <table:table-cell table:style-name="ce1" office:value-type="string" calcext:value-type="string">
            <text:p>knockba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qua_affinity_1</text:p>
          </table:table-cell>
          <table:table-cell table:style-name="ce4" office:value-type="float" office:value="285" calcext:value-type="float">
            <text:p>285.00</text:p>
          </table:table-cell>
          <table:table-cell table:style-name="ce1" office:value-type="string" calcext:value-type="string">
            <text:p>water_work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end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f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4</text:p>
          </table:table-cell>
          <table:table-cell table:style-name="ce4" office:value-type="float" office:value="308.25" calcext:value-type="float">
            <text:p>308.25</text:p>
          </table:table-cell>
          <table:table-cell table:style-name="ce1" office:value-type="string" calcext:value-type="string">
            <text:p>protection_f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2</text:p>
          </table:table-cell>
          <table:table-cell table:style-name="ce4" office:value-type="float" office:value="77.25" calcext:value-type="float">
            <text:p>77.25</text:p>
          </table:table-cell>
          <table:table-cell table:style-name="ce1" office:value-type="string" calcext:value-type="string">
            <text:p>protection_f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3</text:p>
          </table:table-cell>
          <table:table-cell table:style-name="ce4" office:value-type="float" office:value="154.5" calcext:value-type="float">
            <text:p>154.50</text:p>
          </table:table-cell>
          <table:table-cell table:style-name="ce1" office:value-type="string" calcext:value-type="string">
            <text:p>protection_f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projectil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2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protection_projectil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3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protection_projectil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4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protection_projectil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nvironmenta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environmenta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nvironmenta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nvironmenta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arrow_damag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arrow_dama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arrow_damage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arrow_damag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arrow_dama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riptid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4" office:value-type="float" office:value="318.75" calcext:value-type="float">
            <text:p>318.75</text:p>
          </table:table-cell>
          <table:table-cell table:style-name="ce1" office:value-type="string" calcext:value-type="string">
            <text:p>riptid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4" office:value-type="float" office:value="159" calcext:value-type="float">
            <text:p>159.00</text:p>
          </table:table-cell>
          <table:table-cell table:style-name="ce1" office:value-type="string" calcext:value-type="string">
            <text:p>riptid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binding_curs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dig_spee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dig_spee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ig_spee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ig_spee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ig_speed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block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block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block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fire_aspect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fire_aspect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3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protection_explosion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xplosion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xplosion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xplosions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4" office:value-type="float" office:value="20.25" calcext:value-type="float">
            <text:p>20.25</text:p>
          </table:table-cell>
          <table:table-cell table:style-name="ce1" office:value-type="string" calcext:value-type="string">
            <text:p>impa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impal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impal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4" office:value-type="float" office:value="642" calcext:value-type="float">
            <text:p>642.00</text:p>
          </table:table-cell>
          <table:table-cell table:style-name="ce1" office:value-type="string" calcext:value-type="string">
            <text:p>thorn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vanishing_curs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thorns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thorn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mob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mob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mob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impaling_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impal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4" office:value-type="float" office:value="819" calcext:value-type="float">
            <text:p>819.00</text:p>
          </table:table-cell>
          <table:table-cell table:style-name="ce1" office:value-type="string" calcext:value-type="string">
            <text:p>pierc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pierc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4" office:value-type="float" office:value="204.75" calcext:value-type="float">
            <text:p>204.75</text:p>
          </table:table-cell>
          <table:table-cell table:style-name="ce1" office:value-type="string" calcext:value-type="string">
            <text:p>pierc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4" office:value-type="float" office:value="102" calcext:value-type="float">
            <text:p>102.00</text:p>
          </table:table-cell>
          <table:table-cell table:style-name="ce1" office:value-type="string" calcext:value-type="string">
            <text:p>pierc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inity_1</text:p>
          </table:table-cell>
          <table:table-cell table:style-name="ce4" office:value-type="float" office:value="318" calcext:value-type="float">
            <text:p>318.00</text:p>
          </table:table-cell>
          <table:table-cell table:style-name="ce1" office:value-type="string" calcext:value-type="string">
            <text:p>arrow_infinit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arthropod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arthropod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arthropods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rthropod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arthropod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amage_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amage_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amage_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5</text:p>
          </table:table-cell>
          <table:table-cell table:style-name="ce4" office:value-type="float" office:value="641.25" calcext:value-type="float">
            <text:p>641.25</text:p>
          </table:table-cell>
          <table:table-cell table:style-name="ce1" office:value-type="string" calcext:value-type="string">
            <text:p>damage_all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oxygen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oxygen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oxygen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epth_strider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epth_strid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epth_strid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4" office:value-type="float" office:value="300" calcext:value-type="float">
            <text:p>300.00</text:p>
          </table:table-cell>
          <table:table-cell table:style-name="ce1" office:value-type="string" calcext:value-type="string">
            <text:p>swift_snea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4" office:value-type="float" office:value="600" calcext:value-type="float">
            <text:p>600.00</text:p>
          </table:table-cell>
          <table:table-cell table:style-name="ce1" office:value-type="string" calcext:value-type="string">
            <text:p>swift_snea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4" office:value-type="float" office:value="900" calcext:value-type="float">
            <text:p>900.00</text:p>
          </table:table-cell>
          <table:table-cell table:style-name="ce1" office:value-type="string" calcext:value-type="string">
            <text:p>swift_sneak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4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4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4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4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4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4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4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4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4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4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4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4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4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4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4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4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4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4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4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4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4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4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4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4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4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4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4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4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tion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22"/>
        </table:table-row>
        <table:table-row table:style-name="ro2" table:number-rows-repeated="10469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75" meta:object-count="0"/>
    <meta:generator>LibreOfficeDev/6.0.5.2$Linux_X86_64 LibreOffice_project/</meta:generator>
  </office:meta>
</office:document-meta>
</file>